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paragraph-rsid="00c20b50"/>
    </style:style>
    <style:style style:name="P2" style:family="paragraph" style:parent-style-name="Standard">
      <style:text-properties fo:font-size="18pt" officeooo:rsid="00cea4e0" officeooo:paragraph-rsid="00cea4e0"/>
    </style:style>
    <style:style style:name="P3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ac738" officeooo:paragraph-rsid="00cea4e0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8pt" officeooo:rsid="00cea4e0" officeooo:paragraph-rsid="00d08275"/>
    </style:style>
    <style:style style:name="P5" style:family="paragraph" style:parent-style-name="Standard">
      <style:text-properties fo:font-size="18pt" officeooo:rsid="00cac738" officeooo:paragraph-rsid="00d08275"/>
    </style:style>
    <style:style style:name="P6" style:family="paragraph" style:parent-style-name="Standard">
      <style:text-properties officeooo:paragraph-rsid="00cea4e0"/>
    </style:style>
    <style:style style:name="T1" style:family="text">
      <style:text-properties officeooo:rsid="00c20b50"/>
    </style:style>
    <style:style style:name="T2" style:family="text">
      <style:text-properties fo:font-size="18pt" officeooo:rsid="00c2a5cc"/>
    </style:style>
    <style:style style:name="T3" style:family="text">
      <style:text-properties fo:font-size="18pt" officeooo:rsid="00cea4e0"/>
    </style:style>
    <style:style style:name="T4" style:family="text">
      <style:text-properties officeooo:rsid="0029ba73"/>
    </style:style>
    <style:style style:name="T5" style:family="text">
      <style:text-properties officeooo:rsid="003cf1f2"/>
    </style:style>
    <style:style style:name="T6" style:family="text">
      <style:text-properties officeooo:rsid="00cea4e0"/>
    </style:style>
    <style:style style:name="T7" style:family="text">
      <style:text-properties officeooo:rsid="00d0827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Nombres </text:span><text:span text:style-name="T5">relatifs</text:span></text:p>
      <text:p text:style-name="Standard"/>
      <text:p text:style-name="P6"><text:span text:style-name="T3">Additions-soustractions (rappels)</text:span></text:p>
      <text:p text:style-name="P4"><text:span text:style-name="T7">p28 : </text:span>19, 20</text:p>
      <text:p text:style-name="P4"><text:span text:style-name="T7">p29 :</text:span> 27, 28, 30, 31</text:p>
      <text:p text:style-name="P2"/>
      <text:p text:style-name="P2"/>
      <text:p text:style-name="P2">Comparer des nombres relatifs (rappels)</text:p>
      <text:p text:style-name="P4"><text:span text:style-name="T7">p28 : </text:span>10 </text:p>
      <text:p text:style-name="P4"><text:span text:style-name="T7">p29 : </text:span>25</text:p>
      <text:p text:style-name="Standard"/>
      <text:p text:style-name="Standard"/>
      <text:p text:style-name="P2">Multiplications</text:p>
      <text:p text:style-name="P5">oral <text:span text:style-name="T7">p28 : </text:span><text:span text:style-name="T6">13, 14, 21</text:span></text:p>
      <text:p text:style-name="P4"><text:span text:style-name="T7">p27 : </text:span>2, 4, 7</text:p>
      <text:p text:style-name="P4"><text:span text:style-name="T7">p28 : </text:span>15, 16</text:p>
      <text:p text:style-name="P2">p<text:span text:style-name="T7">29 : </text:span>30, 40, 41</text:p>
      <text:p text:style-name="P2">p<text:span text:style-name="T7">31 : </text:span>63, 64</text:p>
      <text:p text:style-name="P2"/>
      <text:p text:style-name="P2"/>
      <text:p text:style-name="P2">Divisions</text:p>
      <text:p text:style-name="P2"><text:span text:style-name="T7">p28 : </text:span>22, 23, 24 </text:p>
      <text:p text:style-name="P4"><text:span text:style-name="T7">p30 : </text:span>45, 47, 48</text:p>
      <text:p text:style-name="P4"><text:span text:style-name="T7">p31 :</text:span> 53</text:p>
      <text:p text:style-name="P2"/>
      <text:p text:style-name="P2"/>
      <text:p text:style-name="P2">Fin de chapitre</text:p>
      <text:p text:style-name="P4">p<text:span text:style-name="T7">31 : </text:span>58, 59, 61</text:p>
      <text:p text:style-name="P4"><text:span text:style-name="T7">p32 :</text:span> 69</text:p>
      <text:p text:style-name="P4"><text:span text:style-name="T7">p35 : </text:span>86, 89</text:p>
      <text:p text:style-name="P4"><text:span text:style-name="T7">p36 : </text:span>9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34M6S</meta:editing-duration>
    <meta:editing-cycles>156</meta:editing-cycles>
    <meta:generator>LibreOffice/7.3.7.2$Linux_X86_64 LibreOffice_project/30$Build-2</meta:generator>
    <meta:initial-creator>Véronique et Thibaud FONTANET</meta:initial-creator>
    <dc:date>2024-08-14T17:24:58.038575383</dc:date>
    <meta:print-date>2021-01-04T09:36:06.738044778</meta:print-date>
    <meta:document-statistic meta:table-count="0" meta:image-count="0" meta:object-count="0" meta:page-count="1" meta:paragraph-count="22" meta:word-count="82" meta:character-count="335" meta:non-whitespace-character-count="273"/>
  </office:meta>
</office:document-meta>
</file>